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3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3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/>
        </table:table-row>
        <table:table-row table:style-name="ro2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/>
        </table:table-row>
        <table:table-row table:style-name="ro1">
          <table:table-cell table:style-name="ce1" table:formula="of:=(2047/6)" office:value-type="float" office:value="341.166666666667" calcext:value-type="float">
            <office:annotation draw:style-name="gr2" draw:text-style-name="P2" svg:width="2.899cm" svg:height="4.151cm" svg:x="2.858cm" svg:y="0cm" draw:caption-point-x="-0.602cm" draw:caption-point-y="0.916cm">
              <dc:date>2015-04-19T00:00:00</dc:date>
              <text:p text:style-name="P2"><text:span text:style-name="T1"/></text:p>
              <text:p text:style-name="P2"><text:span text:style-name="T1">Change amplitude to 255 for SPWM modulation.</text:span></text:p>
              <text:p text:style-name="P2"><text:span text:style-name="T1"/></text:p>
              <text:p text:style-name="P2"><text:span text:style-name="T1">And to 294 for SVPWM modulation</text:span></text:p>
              <text:p text:style-name="P2"><text:span text:style-name="T1"/></text:p>
            </office:annotation>
            <text:p>341.1666666667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.0000</text:p>
          </table:table-cell>
          <table:table-cell table:style-name="ce5" table:formula="of:=[.$A$3]*SIN(RADIANS([.B3]-120))" office:value-type="float" office:value="-295.459000257791" calcext:value-type="float">
            <text:p>-295.4590</text:p>
          </table:table-cell>
          <table:table-cell table:style-name="ce5" table:formula="of:=[.$A$3]*SIN(RADIANS([.B3]+120))" office:value-type="float" office:value="295.459000257791" calcext:value-type="float">
            <text:p>295.4590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.0000</text:p>
          </table:table-cell>
          <table:table-cell table:style-name="ce5" table:formula="of:=[.C3]-[.G3]" office:value-type="float" office:value="0" calcext:value-type="float">
            <text:p>0.0000</text:p>
          </table:table-cell>
          <table:table-cell table:style-name="ce5" table:formula="of:=[.D3]-[.G3]" office:value-type="float" office:value="-295.459000257791" calcext:value-type="float">
            <text:p>-295.4590</text:p>
          </table:table-cell>
          <table:table-cell table:style-name="ce5" table:formula="of:=[.E3]-[.G3]" office:value-type="float" office:value="295.459000257791" calcext:value-type="float">
            <text:p>295.4590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[.M3]+([.$A$3]/2)" office:value-type="float" office:value="298.583333333333" calcext:value-type="float">
            <text:p>299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59.2429699473677" calcext:value-type="float">
            <text:p>59.2430</text:p>
          </table:table-cell>
          <table:table-cell table:style-name="ce5" table:formula="of:=[.$A$3]*SIN(RADIANS([.B4]-120))" office:value-type="float" office:value="-320.591799124792" calcext:value-type="float">
            <text:p>-320.5918</text:p>
          </table:table-cell>
          <table:table-cell table:style-name="ce5" table:formula="of:=[.$A$3]*SIN(RADIANS([.B4]+120))" office:value-type="float" office:value="261.348829177425" calcext:value-type="float">
            <text:p>261.3488</text:p>
          </table:table-cell>
          <table:table-cell table:style-name="ce5"/>
          <table:table-cell table:style-name="ce9" table:formula="of:=(MIN([.C4];[.D4];[.E4])+MAX([.C4];[.D4];[.E4]))/2" office:value-type="float" office:value="-29.6214849736839" calcext:value-type="float">
            <text:p>-29.6215</text:p>
          </table:table-cell>
          <table:table-cell table:style-name="ce5" table:formula="of:=[.C4]-[.G4]" office:value-type="float" office:value="88.8644549210516" calcext:value-type="float">
            <text:p>88.8645</text:p>
          </table:table-cell>
          <table:table-cell table:style-name="ce5" table:formula="of:=[.D4]-[.G4]" office:value-type="float" office:value="-290.970314151109" calcext:value-type="float">
            <text:p>-290.9703</text:p>
          </table:table-cell>
          <table:table-cell table:style-name="ce5" table:formula="of:=[.E4]-[.G4]" office:value-type="float" office:value="290.970314151109" calcext:value-type="float">
            <text:p>290.9703</text:p>
          </table:table-cell>
          <table:table-cell table:style-name="ce5"/>
          <table:table-cell table:style-name="ce14" table:formula="of:=[.C4]/2+127" office:value-type="float" office:value="156.621484973684" calcext:value-type="float">
            <text:p>157</text:p>
          </table:table-cell>
          <table:table-cell table:style-name="ce14" table:formula="of:=[.H4]/2+128" office:value-type="float" office:value="172.432227460526" calcext:value-type="float">
            <text:p>172</text:p>
          </table:table-cell>
          <table:table-cell table:formula="of:=[.M4]+([.$A$3]/2)" office:value-type="float" office:value="343.015560793859" calcext:value-type="float">
            <text:p>343</text:p>
          </table:table-cell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116.685872231274" calcext:value-type="float">
            <text:p>116.6859</text:p>
          </table:table-cell>
          <table:table-cell table:style-name="ce5" table:formula="of:=[.$A$3]*SIN(RADIANS([.B5]-120))" office:value-type="float" office:value="-335.983578402665" calcext:value-type="float">
            <text:p>-335.9836</text:p>
          </table:table-cell>
          <table:table-cell table:style-name="ce5" table:formula="of:=[.$A$3]*SIN(RADIANS([.B5]+120))" office:value-type="float" office:value="219.297706171391" calcext:value-type="float">
            <text:p>219.2977</text:p>
          </table:table-cell>
          <table:table-cell table:style-name="ce5"/>
          <table:table-cell table:style-name="ce9" table:formula="of:=(MIN([.C5];[.D5];[.E5])+MAX([.C5];[.D5];[.E5]))/2" office:value-type="float" office:value="-58.342936115637" calcext:value-type="float">
            <text:p>-58.3429</text:p>
          </table:table-cell>
          <table:table-cell table:style-name="ce5" table:formula="of:=[.C5]-[.G5]" office:value-type="float" office:value="175.028808346911" calcext:value-type="float">
            <text:p>175.0288</text:p>
          </table:table-cell>
          <table:table-cell table:style-name="ce5" table:formula="of:=[.D5]-[.G5]" office:value-type="float" office:value="-277.640642287028" calcext:value-type="float">
            <text:p>-277.6406</text:p>
          </table:table-cell>
          <table:table-cell table:style-name="ce5" table:formula="of:=[.E5]-[.G5]" office:value-type="float" office:value="277.640642287028" calcext:value-type="float">
            <text:p>277.6406</text:p>
          </table:table-cell>
          <table:table-cell table:style-name="ce5"/>
          <table:table-cell table:style-name="ce14" table:formula="of:=[.C5]/2+127" office:value-type="float" office:value="185.342936115637" calcext:value-type="float">
            <text:p>185</text:p>
          </table:table-cell>
          <table:table-cell table:style-name="ce14" table:formula="of:=[.H5]/2+128" office:value-type="float" office:value="215.514404173455" calcext:value-type="float">
            <text:p>216</text:p>
          </table:table-cell>
          <table:table-cell table:formula="of:=[.M5]+([.$A$3]/2)" office:value-type="float" office:value="386.097737506789" calcext:value-type="float">
            <text:p>386</text:p>
          </table:table-cell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70.583333333333" calcext:value-type="float">
            <text:p>170.5833</text:p>
          </table:table-cell>
          <table:table-cell table:style-name="ce5" table:formula="of:=[.$A$3]*SIN(RADIANS([.B6]-120))" office:value-type="float" office:value="-341.166666666667" calcext:value-type="float">
            <text:p>-341.1667</text:p>
          </table:table-cell>
          <table:table-cell table:style-name="ce5" table:formula="of:=[.$A$3]*SIN(RADIANS([.B6]+120))" office:value-type="float" office:value="170.583333333333" calcext:value-type="float">
            <text:p>170.5833</text:p>
          </table:table-cell>
          <table:table-cell table:style-name="ce5"/>
          <table:table-cell table:style-name="ce9" table:formula="of:=(MIN([.C6];[.D6];[.E6])+MAX([.C6];[.D6];[.E6]))/2" office:value-type="float" office:value="-85.2916666666667" calcext:value-type="float">
            <text:p>-85.2917</text:p>
          </table:table-cell>
          <table:table-cell table:style-name="ce5" table:formula="of:=[.C6]-[.G6]" office:value-type="float" office:value="255.875" calcext:value-type="float">
            <text:p>255.8750</text:p>
          </table:table-cell>
          <table:table-cell table:style-name="ce5" table:formula="of:=[.D6]-[.G6]" office:value-type="float" office:value="-255.875" calcext:value-type="float">
            <text:p>-255.8750</text:p>
          </table:table-cell>
          <table:table-cell table:style-name="ce5" table:formula="of:=[.E6]-[.G6]" office:value-type="float" office:value="255.875" calcext:value-type="float">
            <text:p>255.8750</text:p>
          </table:table-cell>
          <table:table-cell table:style-name="ce5"/>
          <table:table-cell table:style-name="ce14" table:formula="of:=[.C6]/2+127" office:value-type="float" office:value="212.291666666667" calcext:value-type="float">
            <text:p>212</text:p>
          </table:table-cell>
          <table:table-cell table:style-name="ce14" table:formula="of:=[.H6]/2+128" office:value-type="float" office:value="255.9375" calcext:value-type="float">
            <text:p>256</text:p>
          </table:table-cell>
          <table:table-cell table:formula="of:=[.M6]+([.$A$3]/2)" office:value-type="float" office:value="426.520833333333" calcext:value-type="float">
            <text:p>427</text:p>
          </table:table-cell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219.297706171391" calcext:value-type="float">
            <text:p>219.2977</text:p>
          </table:table-cell>
          <table:table-cell table:style-name="ce5" table:formula="of:=[.$A$3]*SIN(RADIANS([.B7]-120))" office:value-type="float" office:value="-335.983578402665" calcext:value-type="float">
            <text:p>-335.9836</text:p>
          </table:table-cell>
          <table:table-cell table:style-name="ce5" table:formula="of:=[.$A$3]*SIN(RADIANS([.B7]+120))" office:value-type="float" office:value="116.685872231274" calcext:value-type="float">
            <text:p>116.6859</text:p>
          </table:table-cell>
          <table:table-cell table:style-name="ce5"/>
          <table:table-cell table:style-name="ce9" table:formula="of:=(MIN([.C7];[.D7];[.E7])+MAX([.C7];[.D7];[.E7]))/2" office:value-type="float" office:value="-58.342936115637" calcext:value-type="float">
            <text:p>-58.3429</text:p>
          </table:table-cell>
          <table:table-cell table:style-name="ce5" table:formula="of:=[.C7]-[.G7]" office:value-type="float" office:value="277.640642287028" calcext:value-type="float">
            <text:p>277.6406</text:p>
          </table:table-cell>
          <table:table-cell table:style-name="ce5" table:formula="of:=[.D7]-[.G7]" office:value-type="float" office:value="-277.640642287028" calcext:value-type="float">
            <text:p>-277.6406</text:p>
          </table:table-cell>
          <table:table-cell table:style-name="ce5" table:formula="of:=[.E7]-[.G7]" office:value-type="float" office:value="175.028808346911" calcext:value-type="float">
            <text:p>175.0288</text:p>
          </table:table-cell>
          <table:table-cell table:style-name="ce5"/>
          <table:table-cell table:style-name="ce14" table:formula="of:=[.C7]/2+127" office:value-type="float" office:value="236.648853085695" calcext:value-type="float">
            <text:p>237</text:p>
          </table:table-cell>
          <table:table-cell table:style-name="ce14" table:formula="of:=[.H7]/2+128" office:value-type="float" office:value="266.820321143514" calcext:value-type="float">
            <text:p>267</text:p>
          </table:table-cell>
          <table:table-cell table:formula="of:=[.M7]+([.$A$3]/2)" office:value-type="float" office:value="437.403654476847" calcext:value-type="float">
            <text:p>437</text:p>
          </table:table-cell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261.348829177425" calcext:value-type="float">
            <text:p>261.3488</text:p>
          </table:table-cell>
          <table:table-cell table:style-name="ce5" table:formula="of:=[.$A$3]*SIN(RADIANS([.B8]-120))" office:value-type="float" office:value="-320.591799124792" calcext:value-type="float">
            <text:p>-320.5918</text:p>
          </table:table-cell>
          <table:table-cell table:style-name="ce5" table:formula="of:=[.$A$3]*SIN(RADIANS([.B8]+120))" office:value-type="float" office:value="59.2429699473677" calcext:value-type="float">
            <text:p>59.2430</text:p>
          </table:table-cell>
          <table:table-cell table:style-name="ce5"/>
          <table:table-cell table:style-name="ce9" table:formula="of:=(MIN([.C8];[.D8];[.E8])+MAX([.C8];[.D8];[.E8]))/2" office:value-type="float" office:value="-29.6214849736839" calcext:value-type="float">
            <text:p>-29.6215</text:p>
          </table:table-cell>
          <table:table-cell table:style-name="ce5" table:formula="of:=[.C8]-[.G8]" office:value-type="float" office:value="290.970314151109" calcext:value-type="float">
            <text:p>290.9703</text:p>
          </table:table-cell>
          <table:table-cell table:style-name="ce5" table:formula="of:=[.D8]-[.G8]" office:value-type="float" office:value="-290.970314151109" calcext:value-type="float">
            <text:p>-290.9703</text:p>
          </table:table-cell>
          <table:table-cell table:style-name="ce5" table:formula="of:=[.E8]-[.G8]" office:value-type="float" office:value="88.8644549210516" calcext:value-type="float">
            <text:p>88.8645</text:p>
          </table:table-cell>
          <table:table-cell table:style-name="ce5"/>
          <table:table-cell table:style-name="ce14" table:formula="of:=[.C8]/2+127" office:value-type="float" office:value="257.674414588712" calcext:value-type="float">
            <text:p>258</text:p>
          </table:table-cell>
          <table:table-cell table:style-name="ce14" table:formula="of:=[.H8]/2+128" office:value-type="float" office:value="273.485157075554" calcext:value-type="float">
            <text:p>273</text:p>
          </table:table-cell>
          <table:table-cell table:formula="of:=[.M8]+([.$A$3]/2)" office:value-type="float" office:value="444.068490408888" calcext:value-type="float">
            <text:p>444</text:p>
          </table:table-cell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295.459000257791" calcext:value-type="float">
            <text:p>295.4590</text:p>
          </table:table-cell>
          <table:table-cell table:style-name="ce5" table:formula="of:=[.$A$3]*SIN(RADIANS([.B9]-120))" office:value-type="float" office:value="-295.459000257791" calcext:value-type="float">
            <text:p>-295.4590</text:p>
          </table:table-cell>
          <table:table-cell table:style-name="ce5" table:formula="of:=[.$A$3]*SIN(RADIANS([.B9]+120))" office:value-type="float" office:value="0.0000000000000417808666309105" calcext:value-type="float">
            <text:p>0.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.0000</text:p>
          </table:table-cell>
          <table:table-cell table:style-name="ce5" table:formula="of:=[.C9]-[.G9]" office:value-type="float" office:value="295.459000257791" calcext:value-type="float">
            <text:p>295.4590</text:p>
          </table:table-cell>
          <table:table-cell table:style-name="ce5" table:formula="of:=[.D9]-[.G9]" office:value-type="float" office:value="-295.459000257791" calcext:value-type="float">
            <text:p>-295.4590</text:p>
          </table:table-cell>
          <table:table-cell table:style-name="ce5" table:formula="of:=[.E9]-[.G9]" office:value-type="float" office:value="0.0000000000000417808666309105" calcext:value-type="float">
            <text:p>0.0000</text:p>
          </table:table-cell>
          <table:table-cell table:style-name="ce5"/>
          <table:table-cell table:style-name="ce14" table:formula="of:=[.C9]/2+127" office:value-type="float" office:value="274.729500128895" calcext:value-type="float">
            <text:p>275</text:p>
          </table:table-cell>
          <table:table-cell table:style-name="ce14" table:formula="of:=[.H9]/2+128" office:value-type="float" office:value="275.729500128895" calcext:value-type="float">
            <text:p>276</text:p>
          </table:table-cell>
          <table:table-cell table:formula="of:=[.M9]+([.$A$3]/2)" office:value-type="float" office:value="446.312833462229" calcext:value-type="float">
            <text:p>446</text:p>
          </table:table-cell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320.591799124792" calcext:value-type="float">
            <text:p>320.5918</text:p>
          </table:table-cell>
          <table:table-cell table:style-name="ce5" table:formula="of:=[.$A$3]*SIN(RADIANS([.B10]-120))" office:value-type="float" office:value="-261.348829177425" calcext:value-type="float">
            <text:p>-261.3488</text:p>
          </table:table-cell>
          <table:table-cell table:style-name="ce5" table:formula="of:=[.$A$3]*SIN(RADIANS([.B10]+120))" office:value-type="float" office:value="-59.2429699473678" calcext:value-type="float">
            <text:p>-59.2430</text:p>
          </table:table-cell>
          <table:table-cell table:style-name="ce5"/>
          <table:table-cell table:style-name="ce9" table:formula="of:=(MIN([.C10];[.D10];[.E10])+MAX([.C10];[.D10];[.E10]))/2" office:value-type="float" office:value="29.6214849736839" calcext:value-type="float">
            <text:p>29.6215</text:p>
          </table:table-cell>
          <table:table-cell table:style-name="ce5" table:formula="of:=[.C10]-[.G10]" office:value-type="float" office:value="290.970314151109" calcext:value-type="float">
            <text:p>290.9703</text:p>
          </table:table-cell>
          <table:table-cell table:style-name="ce5" table:formula="of:=[.D10]-[.G10]" office:value-type="float" office:value="-290.970314151109" calcext:value-type="float">
            <text:p>-290.9703</text:p>
          </table:table-cell>
          <table:table-cell table:style-name="ce5" table:formula="of:=[.E10]-[.G10]" office:value-type="float" office:value="-88.8644549210516" calcext:value-type="float">
            <text:p>-88.8645</text:p>
          </table:table-cell>
          <table:table-cell table:style-name="ce5"/>
          <table:table-cell table:style-name="ce14" table:formula="of:=[.C10]/2+127" office:value-type="float" office:value="287.295899562396" calcext:value-type="float">
            <text:p>287</text:p>
          </table:table-cell>
          <table:table-cell table:style-name="ce14" table:formula="of:=[.H10]/2+128" office:value-type="float" office:value="273.485157075554" calcext:value-type="float">
            <text:p>273</text:p>
          </table:table-cell>
          <table:table-cell table:formula="of:=[.M10]+([.$A$3]/2)" office:value-type="float" office:value="444.068490408888" calcext:value-type="float">
            <text:p>444</text:p>
          </table:table-cell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335.983578402665" calcext:value-type="float">
            <text:p>335.9836</text:p>
          </table:table-cell>
          <table:table-cell table:style-name="ce5" table:formula="of:=[.$A$3]*SIN(RADIANS([.B11]-120))" office:value-type="float" office:value="-219.297706171391" calcext:value-type="float">
            <text:p>-219.2977</text:p>
          </table:table-cell>
          <table:table-cell table:style-name="ce5" table:formula="of:=[.$A$3]*SIN(RADIANS([.B11]+120))" office:value-type="float" office:value="-116.685872231274" calcext:value-type="float">
            <text:p>-116.6859</text:p>
          </table:table-cell>
          <table:table-cell table:style-name="ce5"/>
          <table:table-cell table:style-name="ce9" table:formula="of:=(MIN([.C11];[.D11];[.E11])+MAX([.C11];[.D11];[.E11]))/2" office:value-type="float" office:value="58.342936115637" calcext:value-type="float">
            <text:p>58.3429</text:p>
          </table:table-cell>
          <table:table-cell table:style-name="ce5" table:formula="of:=[.C11]-[.G11]" office:value-type="float" office:value="277.640642287028" calcext:value-type="float">
            <text:p>277.6406</text:p>
          </table:table-cell>
          <table:table-cell table:style-name="ce5" table:formula="of:=[.D11]-[.G11]" office:value-type="float" office:value="-277.640642287028" calcext:value-type="float">
            <text:p>-277.6406</text:p>
          </table:table-cell>
          <table:table-cell table:style-name="ce5" table:formula="of:=[.E11]-[.G11]" office:value-type="float" office:value="-175.028808346911" calcext:value-type="float">
            <text:p>-175.0288</text:p>
          </table:table-cell>
          <table:table-cell table:style-name="ce5"/>
          <table:table-cell table:style-name="ce14" table:formula="of:=[.C11]/2+127" office:value-type="float" office:value="294.991789201332" calcext:value-type="float">
            <text:p>295</text:p>
          </table:table-cell>
          <table:table-cell table:style-name="ce14" table:formula="of:=[.H11]/2+128" office:value-type="float" office:value="266.820321143514" calcext:value-type="float">
            <text:p>267</text:p>
          </table:table-cell>
          <table:table-cell table:formula="of:=[.M11]+([.$A$3]/2)" office:value-type="float" office:value="437.403654476847" calcext:value-type="float">
            <text:p>437</text:p>
          </table:table-cell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341.166666666667" calcext:value-type="float">
            <text:p>341.1667</text:p>
          </table:table-cell>
          <table:table-cell table:style-name="ce5" table:formula="of:=[.$A$3]*SIN(RADIANS([.B12]-120))" office:value-type="float" office:value="-170.583333333333" calcext:value-type="float">
            <text:p>-170.5833</text:p>
          </table:table-cell>
          <table:table-cell table:style-name="ce5" table:formula="of:=[.$A$3]*SIN(RADIANS([.B12]+120))" office:value-type="float" office:value="-170.583333333333" calcext:value-type="float">
            <text:p>-170.5833</text:p>
          </table:table-cell>
          <table:table-cell table:style-name="ce5"/>
          <table:table-cell table:style-name="ce9" table:formula="of:=(MIN([.C12];[.D12];[.E12])+MAX([.C12];[.D12];[.E12]))/2" office:value-type="float" office:value="85.2916666666667" calcext:value-type="float">
            <text:p>85.2917</text:p>
          </table:table-cell>
          <table:table-cell table:style-name="ce5" table:formula="of:=[.C12]-[.G12]" office:value-type="float" office:value="255.875" calcext:value-type="float">
            <text:p>255.8750</text:p>
          </table:table-cell>
          <table:table-cell table:style-name="ce5" table:formula="of:=[.D12]-[.G12]" office:value-type="float" office:value="-255.875" calcext:value-type="float">
            <text:p>-255.8750</text:p>
          </table:table-cell>
          <table:table-cell table:style-name="ce5" table:formula="of:=[.E12]-[.G12]" office:value-type="float" office:value="-255.875" calcext:value-type="float">
            <text:p>-255.8750</text:p>
          </table:table-cell>
          <table:table-cell table:style-name="ce5"/>
          <table:table-cell table:style-name="ce14" table:formula="of:=[.C12]/2+127" office:value-type="float" office:value="297.583333333333" calcext:value-type="float">
            <text:p>298</text:p>
          </table:table-cell>
          <table:table-cell table:style-name="ce14" table:formula="of:=[.H12]/2+128" office:value-type="float" office:value="255.9375" calcext:value-type="float">
            <text:p>256</text:p>
          </table:table-cell>
          <table:table-cell table:formula="of:=[.M12]+([.$A$3]/2)" office:value-type="float" office:value="426.520833333333" calcext:value-type="float">
            <text:p>427</text:p>
          </table:table-cell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335.983578402665" calcext:value-type="float">
            <text:p>335.9836</text:p>
          </table:table-cell>
          <table:table-cell table:style-name="ce5" table:formula="of:=[.$A$3]*SIN(RADIANS([.B13]-120))" office:value-type="float" office:value="-116.685872231274" calcext:value-type="float">
            <text:p>-116.6859</text:p>
          </table:table-cell>
          <table:table-cell table:style-name="ce5" table:formula="of:=[.$A$3]*SIN(RADIANS([.B13]+120))" office:value-type="float" office:value="-219.297706171391" calcext:value-type="float">
            <text:p>-219.2977</text:p>
          </table:table-cell>
          <table:table-cell table:style-name="ce5"/>
          <table:table-cell table:style-name="ce9" table:formula="of:=(MIN([.C13];[.D13];[.E13])+MAX([.C13];[.D13];[.E13]))/2" office:value-type="float" office:value="58.342936115637" calcext:value-type="float">
            <text:p>58.3429</text:p>
          </table:table-cell>
          <table:table-cell table:style-name="ce5" table:formula="of:=[.C13]-[.G13]" office:value-type="float" office:value="277.640642287028" calcext:value-type="float">
            <text:p>277.6406</text:p>
          </table:table-cell>
          <table:table-cell table:style-name="ce5" table:formula="of:=[.D13]-[.G13]" office:value-type="float" office:value="-175.028808346911" calcext:value-type="float">
            <text:p>-175.0288</text:p>
          </table:table-cell>
          <table:table-cell table:style-name="ce5" table:formula="of:=[.E13]-[.G13]" office:value-type="float" office:value="-277.640642287028" calcext:value-type="float">
            <text:p>-277.6406</text:p>
          </table:table-cell>
          <table:table-cell table:style-name="ce5"/>
          <table:table-cell table:style-name="ce14" table:formula="of:=[.C13]/2+127" office:value-type="float" office:value="294.991789201332" calcext:value-type="float">
            <text:p>295</text:p>
          </table:table-cell>
          <table:table-cell table:style-name="ce14" table:formula="of:=[.H13]/2+128" office:value-type="float" office:value="266.820321143514" calcext:value-type="float">
            <text:p>267</text:p>
          </table:table-cell>
          <table:table-cell table:formula="of:=[.M13]+([.$A$3]/2)" office:value-type="float" office:value="437.403654476847" calcext:value-type="float">
            <text:p>437</text:p>
          </table:table-cell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320.591799124792" calcext:value-type="float">
            <text:p>320.5918</text:p>
          </table:table-cell>
          <table:table-cell table:style-name="ce5" table:formula="of:=[.$A$3]*SIN(RADIANS([.B14]-120))" office:value-type="float" office:value="-59.2429699473677" calcext:value-type="float">
            <text:p>-59.2430</text:p>
          </table:table-cell>
          <table:table-cell table:style-name="ce5" table:formula="of:=[.$A$3]*SIN(RADIANS([.B14]+120))" office:value-type="float" office:value="-261.348829177425" calcext:value-type="float">
            <text:p>-261.3488</text:p>
          </table:table-cell>
          <table:table-cell table:style-name="ce5"/>
          <table:table-cell table:style-name="ce9" table:formula="of:=(MIN([.C14];[.D14];[.E14])+MAX([.C14];[.D14];[.E14]))/2" office:value-type="float" office:value="29.6214849736839" calcext:value-type="float">
            <text:p>29.6215</text:p>
          </table:table-cell>
          <table:table-cell table:style-name="ce5" table:formula="of:=[.C14]-[.G14]" office:value-type="float" office:value="290.970314151109" calcext:value-type="float">
            <text:p>290.9703</text:p>
          </table:table-cell>
          <table:table-cell table:style-name="ce5" table:formula="of:=[.D14]-[.G14]" office:value-type="float" office:value="-88.8644549210516" calcext:value-type="float">
            <text:p>-88.8645</text:p>
          </table:table-cell>
          <table:table-cell table:style-name="ce5" table:formula="of:=[.E14]-[.G14]" office:value-type="float" office:value="-290.970314151109" calcext:value-type="float">
            <text:p>-290.9703</text:p>
          </table:table-cell>
          <table:table-cell table:style-name="ce5"/>
          <table:table-cell table:style-name="ce14" table:formula="of:=[.C14]/2+127" office:value-type="float" office:value="287.295899562396" calcext:value-type="float">
            <text:p>287</text:p>
          </table:table-cell>
          <table:table-cell table:style-name="ce14" table:formula="of:=[.H14]/2+128" office:value-type="float" office:value="273.485157075554" calcext:value-type="float">
            <text:p>273</text:p>
          </table:table-cell>
          <table:table-cell table:formula="of:=[.M14]+([.$A$3]/2)" office:value-type="float" office:value="444.068490408888" calcext:value-type="float">
            <text:p>444</text:p>
          </table:table-cell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295.459000257791" calcext:value-type="float">
            <text:p>295.4590</text:p>
          </table:table-cell>
          <table:table-cell table:style-name="ce5" table:formula="of:=[.$A$3]*SIN(RADIANS([.B15]-120))" office:value-type="float" office:value="0" calcext:value-type="float">
            <text:p>0.0000</text:p>
          </table:table-cell>
          <table:table-cell table:style-name="ce5" table:formula="of:=[.$A$3]*SIN(RADIANS([.B15]+120))" office:value-type="float" office:value="-295.459000257791" calcext:value-type="float">
            <text:p>-295.4590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.0000</text:p>
          </table:table-cell>
          <table:table-cell table:style-name="ce11" table:formula="of:=[.C15]-[.G15]" office:value-type="float" office:value="295.459000257791" calcext:value-type="float">
            <text:p>295.4590</text:p>
          </table:table-cell>
          <table:table-cell table:style-name="ce5" table:formula="of:=[.D15]-[.G15]" office:value-type="float" office:value="0" calcext:value-type="float">
            <text:p>0.0000</text:p>
          </table:table-cell>
          <table:table-cell table:style-name="ce5" table:formula="of:=[.E15]-[.G15]" office:value-type="float" office:value="-295.459000257791" calcext:value-type="float">
            <text:p>-295.4590</text:p>
          </table:table-cell>
          <table:table-cell table:style-name="ce5"/>
          <table:table-cell table:style-name="ce14" table:formula="of:=[.C15]/2+127" office:value-type="float" office:value="274.729500128896" calcext:value-type="float">
            <text:p>275</text:p>
          </table:table-cell>
          <table:table-cell table:style-name="ce14" table:formula="of:=[.H15]/2+128" office:value-type="float" office:value="275.729500128896" calcext:value-type="float">
            <text:p>276</text:p>
          </table:table-cell>
          <table:table-cell table:formula="of:=[.M15]+([.$A$3]/2)" office:value-type="float" office:value="446.312833462229" calcext:value-type="float">
            <text:p>446</text:p>
          </table:table-cell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261.348829177425" calcext:value-type="float">
            <text:p>261.3488</text:p>
          </table:table-cell>
          <table:table-cell table:style-name="ce5" table:formula="of:=[.$A$3]*SIN(RADIANS([.B16]-120))" office:value-type="float" office:value="59.2429699473677" calcext:value-type="float">
            <text:p>59.2430</text:p>
          </table:table-cell>
          <table:table-cell table:style-name="ce5" table:formula="of:=[.$A$3]*SIN(RADIANS([.B16]+120))" office:value-type="float" office:value="-320.591799124792" calcext:value-type="float">
            <text:p>-320.5918</text:p>
          </table:table-cell>
          <table:table-cell table:style-name="ce5"/>
          <table:table-cell table:style-name="ce9" table:formula="of:=(MIN([.C16];[.D16];[.E16])+MAX([.C16];[.D16];[.E16]))/2" office:value-type="float" office:value="-29.6214849736839" calcext:value-type="float">
            <text:p>-29.6215</text:p>
          </table:table-cell>
          <table:table-cell table:style-name="ce5" table:formula="of:=[.C16]-[.G16]" office:value-type="float" office:value="290.970314151109" calcext:value-type="float">
            <text:p>290.9703</text:p>
          </table:table-cell>
          <table:table-cell table:style-name="ce5" table:formula="of:=[.D16]-[.G16]" office:value-type="float" office:value="88.8644549210516" calcext:value-type="float">
            <text:p>88.8645</text:p>
          </table:table-cell>
          <table:table-cell table:style-name="ce5" table:formula="of:=[.E16]-[.G16]" office:value-type="float" office:value="-290.970314151109" calcext:value-type="float">
            <text:p>-290.9703</text:p>
          </table:table-cell>
          <table:table-cell table:style-name="ce5"/>
          <table:table-cell table:style-name="ce14" table:formula="of:=[.C16]/2+127" office:value-type="float" office:value="257.674414588712" calcext:value-type="float">
            <text:p>258</text:p>
          </table:table-cell>
          <table:table-cell table:style-name="ce14" table:formula="of:=[.H16]/2+128" office:value-type="float" office:value="273.485157075554" calcext:value-type="float">
            <text:p>273</text:p>
          </table:table-cell>
          <table:table-cell table:formula="of:=[.M16]+([.$A$3]/2)" office:value-type="float" office:value="444.068490408888" calcext:value-type="float">
            <text:p>444</text:p>
          </table:table-cell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219.297706171391" calcext:value-type="float">
            <text:p>219.2977</text:p>
          </table:table-cell>
          <table:table-cell table:style-name="ce5" table:formula="of:=[.$A$3]*SIN(RADIANS([.B17]-120))" office:value-type="float" office:value="116.685872231274" calcext:value-type="float">
            <text:p>116.6859</text:p>
          </table:table-cell>
          <table:table-cell table:style-name="ce5" table:formula="of:=[.$A$3]*SIN(RADIANS([.B17]+120))" office:value-type="float" office:value="-335.983578402665" calcext:value-type="float">
            <text:p>-335.9836</text:p>
          </table:table-cell>
          <table:table-cell table:style-name="ce5"/>
          <table:table-cell table:style-name="ce9" table:formula="of:=(MIN([.C17];[.D17];[.E17])+MAX([.C17];[.D17];[.E17]))/2" office:value-type="float" office:value="-58.342936115637" calcext:value-type="float">
            <text:p>-58.3429</text:p>
          </table:table-cell>
          <table:table-cell table:style-name="ce5" table:formula="of:=[.C17]-[.G17]" office:value-type="float" office:value="277.640642287028" calcext:value-type="float">
            <text:p>277.6406</text:p>
          </table:table-cell>
          <table:table-cell table:style-name="ce5" table:formula="of:=[.D17]-[.G17]" office:value-type="float" office:value="175.028808346911" calcext:value-type="float">
            <text:p>175.0288</text:p>
          </table:table-cell>
          <table:table-cell table:style-name="ce5" table:formula="of:=[.E17]-[.G17]" office:value-type="float" office:value="-277.640642287028" calcext:value-type="float">
            <text:p>-277.6406</text:p>
          </table:table-cell>
          <table:table-cell table:style-name="ce5"/>
          <table:table-cell table:style-name="ce14" table:formula="of:=[.C17]/2+127" office:value-type="float" office:value="236.648853085696" calcext:value-type="float">
            <text:p>237</text:p>
          </table:table-cell>
          <table:table-cell table:style-name="ce14" table:formula="of:=[.H17]/2+128" office:value-type="float" office:value="266.820321143514" calcext:value-type="float">
            <text:p>267</text:p>
          </table:table-cell>
          <table:table-cell table:formula="of:=[.M17]+([.$A$3]/2)" office:value-type="float" office:value="437.403654476847" calcext:value-type="float">
            <text:p>437</text:p>
          </table:table-cell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70.583333333333" calcext:value-type="float">
            <text:p>170.5833</text:p>
          </table:table-cell>
          <table:table-cell table:style-name="ce5" table:formula="of:=[.$A$3]*SIN(RADIANS([.B18]-120))" office:value-type="float" office:value="170.583333333333" calcext:value-type="float">
            <text:p>170.5833</text:p>
          </table:table-cell>
          <table:table-cell table:style-name="ce5" table:formula="of:=[.$A$3]*SIN(RADIANS([.B18]+120))" office:value-type="float" office:value="-341.166666666667" calcext:value-type="float">
            <text:p>-341.1667</text:p>
          </table:table-cell>
          <table:table-cell table:style-name="ce5"/>
          <table:table-cell table:style-name="ce9" table:formula="of:=(MIN([.C18];[.D18];[.E18])+MAX([.C18];[.D18];[.E18]))/2" office:value-type="float" office:value="-85.2916666666667" calcext:value-type="float">
            <text:p>-85.2917</text:p>
          </table:table-cell>
          <table:table-cell table:style-name="ce5" table:formula="of:=[.C18]-[.G18]" office:value-type="float" office:value="255.875" calcext:value-type="float">
            <text:p>255.8750</text:p>
          </table:table-cell>
          <table:table-cell table:style-name="ce5" table:formula="of:=[.D18]-[.G18]" office:value-type="float" office:value="255.875" calcext:value-type="float">
            <text:p>255.8750</text:p>
          </table:table-cell>
          <table:table-cell table:style-name="ce5" table:formula="of:=[.E18]-[.G18]" office:value-type="float" office:value="-255.875" calcext:value-type="float">
            <text:p>-255.8750</text:p>
          </table:table-cell>
          <table:table-cell table:style-name="ce5"/>
          <table:table-cell table:style-name="ce14" table:formula="of:=[.C18]/2+127" office:value-type="float" office:value="212.291666666667" calcext:value-type="float">
            <text:p>212</text:p>
          </table:table-cell>
          <table:table-cell table:style-name="ce14" table:formula="of:=[.H18]/2+128" office:value-type="float" office:value="255.9375" calcext:value-type="float">
            <text:p>256</text:p>
          </table:table-cell>
          <table:table-cell table:formula="of:=[.M18]+([.$A$3]/2)" office:value-type="float" office:value="426.520833333333" calcext:value-type="float">
            <text:p>427</text:p>
          </table:table-cell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116.685872231274" calcext:value-type="float">
            <text:p>116.6859</text:p>
          </table:table-cell>
          <table:table-cell table:style-name="ce5" table:formula="of:=[.$A$3]*SIN(RADIANS([.B19]-120))" office:value-type="float" office:value="219.297706171391" calcext:value-type="float">
            <text:p>219.2977</text:p>
          </table:table-cell>
          <table:table-cell table:style-name="ce5" table:formula="of:=[.$A$3]*SIN(RADIANS([.B19]+120))" office:value-type="float" office:value="-335.983578402665" calcext:value-type="float">
            <text:p>-335.9836</text:p>
          </table:table-cell>
          <table:table-cell table:style-name="ce5"/>
          <table:table-cell table:style-name="ce9" table:formula="of:=(MIN([.C19];[.D19];[.E19])+MAX([.C19];[.D19];[.E19]))/2" office:value-type="float" office:value="-58.342936115637" calcext:value-type="float">
            <text:p>-58.3429</text:p>
          </table:table-cell>
          <table:table-cell table:style-name="ce5" table:formula="of:=[.C19]-[.G19]" office:value-type="float" office:value="175.028808346911" calcext:value-type="float">
            <text:p>175.0288</text:p>
          </table:table-cell>
          <table:table-cell table:style-name="ce5" table:formula="of:=[.D19]-[.G19]" office:value-type="float" office:value="277.640642287028" calcext:value-type="float">
            <text:p>277.6406</text:p>
          </table:table-cell>
          <table:table-cell table:style-name="ce5" table:formula="of:=[.E19]-[.G19]" office:value-type="float" office:value="-277.640642287028" calcext:value-type="float">
            <text:p>-277.6406</text:p>
          </table:table-cell>
          <table:table-cell table:style-name="ce5"/>
          <table:table-cell table:style-name="ce14" table:formula="of:=[.C19]/2+127" office:value-type="float" office:value="185.342936115637" calcext:value-type="float">
            <text:p>185</text:p>
          </table:table-cell>
          <table:table-cell table:style-name="ce14" table:formula="of:=[.H19]/2+128" office:value-type="float" office:value="215.514404173456" calcext:value-type="float">
            <text:p>216</text:p>
          </table:table-cell>
          <table:table-cell table:formula="of:=[.M19]+([.$A$3]/2)" office:value-type="float" office:value="386.097737506789" calcext:value-type="float">
            <text:p>386</text:p>
          </table:table-cell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59.2429699473677" calcext:value-type="float">
            <text:p>59.2430</text:p>
          </table:table-cell>
          <table:table-cell table:style-name="ce5" table:formula="of:=[.$A$3]*SIN(RADIANS([.B20]-120))" office:value-type="float" office:value="261.348829177425" calcext:value-type="float">
            <text:p>261.3488</text:p>
          </table:table-cell>
          <table:table-cell table:style-name="ce5" table:formula="of:=[.$A$3]*SIN(RADIANS([.B20]+120))" office:value-type="float" office:value="-320.591799124792" calcext:value-type="float">
            <text:p>-320.5918</text:p>
          </table:table-cell>
          <table:table-cell table:style-name="ce5"/>
          <table:table-cell table:style-name="ce9" table:formula="of:=(MIN([.C20];[.D20];[.E20])+MAX([.C20];[.D20];[.E20]))/2" office:value-type="float" office:value="-29.6214849736839" calcext:value-type="float">
            <text:p>-29.6215</text:p>
          </table:table-cell>
          <table:table-cell table:style-name="ce5" table:formula="of:=[.C20]-[.G20]" office:value-type="float" office:value="88.8644549210516" calcext:value-type="float">
            <text:p>88.8645</text:p>
          </table:table-cell>
          <table:table-cell table:style-name="ce5" table:formula="of:=[.D20]-[.G20]" office:value-type="float" office:value="290.970314151109" calcext:value-type="float">
            <text:p>290.9703</text:p>
          </table:table-cell>
          <table:table-cell table:style-name="ce5" table:formula="of:=[.E20]-[.G20]" office:value-type="float" office:value="-290.970314151109" calcext:value-type="float">
            <text:p>-290.9703</text:p>
          </table:table-cell>
          <table:table-cell table:style-name="ce5"/>
          <table:table-cell table:style-name="ce14" table:formula="of:=[.C20]/2+127" office:value-type="float" office:value="156.621484973684" calcext:value-type="float">
            <text:p>157</text:p>
          </table:table-cell>
          <table:table-cell table:style-name="ce14" table:formula="of:=[.H20]/2+128" office:value-type="float" office:value="172.432227460526" calcext:value-type="float">
            <text:p>172</text:p>
          </table:table-cell>
          <table:table-cell table:formula="of:=[.M20]+([.$A$3]/2)" office:value-type="float" office:value="343.015560793859" calcext:value-type="float">
            <text:p>343</text:p>
          </table:table-cell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0417808666309105" calcext:value-type="float">
            <text:p>0.0000</text:p>
          </table:table-cell>
          <table:table-cell table:style-name="ce5" table:formula="of:=[.$A$3]*SIN(RADIANS([.B21]-120))" office:value-type="float" office:value="295.459000257791" calcext:value-type="float">
            <text:p>295.4590</text:p>
          </table:table-cell>
          <table:table-cell table:style-name="ce5" table:formula="of:=[.$A$3]*SIN(RADIANS([.B21]+120))" office:value-type="float" office:value="-295.459000257791" calcext:value-type="float">
            <text:p>-295.4590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.0000</text:p>
          </table:table-cell>
          <table:table-cell table:style-name="ce5" table:formula="of:=[.C21]-[.G21]" office:value-type="float" office:value="0.0000000000000417808666309105" calcext:value-type="float">
            <text:p>0.0000</text:p>
          </table:table-cell>
          <table:table-cell table:style-name="ce5" table:formula="of:=[.D21]-[.G21]" office:value-type="float" office:value="295.459000257791" calcext:value-type="float">
            <text:p>295.4590</text:p>
          </table:table-cell>
          <table:table-cell table:style-name="ce5" table:formula="of:=[.E21]-[.G21]" office:value-type="float" office:value="-295.459000257791" calcext:value-type="float">
            <text:p>-295.4590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[.M21]+([.$A$3]/2)" office:value-type="float" office:value="298.583333333333" calcext:value-type="float">
            <text:p>299</text:p>
          </table:table-cell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59.2429699473678" calcext:value-type="float">
            <text:p>-59.2430</text:p>
          </table:table-cell>
          <table:table-cell table:style-name="ce5" table:formula="of:=[.$A$3]*SIN(RADIANS([.B22]-120))" office:value-type="float" office:value="320.591799124792" calcext:value-type="float">
            <text:p>320.5918</text:p>
          </table:table-cell>
          <table:table-cell table:style-name="ce5" table:formula="of:=[.$A$3]*SIN(RADIANS([.B22]+120))" office:value-type="float" office:value="-261.348829177425" calcext:value-type="float">
            <text:p>-261.3488</text:p>
          </table:table-cell>
          <table:table-cell table:style-name="ce5"/>
          <table:table-cell table:style-name="ce9" table:formula="of:=(MIN([.C22];[.D22];[.E22])+MAX([.C22];[.D22];[.E22]))/2" office:value-type="float" office:value="29.6214849736839" calcext:value-type="float">
            <text:p>29.6215</text:p>
          </table:table-cell>
          <table:table-cell table:style-name="ce5" table:formula="of:=[.C22]-[.G22]" office:value-type="float" office:value="-88.8644549210516" calcext:value-type="float">
            <text:p>-88.8645</text:p>
          </table:table-cell>
          <table:table-cell table:style-name="ce5" table:formula="of:=[.D22]-[.G22]" office:value-type="float" office:value="290.970314151109" calcext:value-type="float">
            <text:p>290.9703</text:p>
          </table:table-cell>
          <table:table-cell table:style-name="ce5" table:formula="of:=[.E22]-[.G22]" office:value-type="float" office:value="-290.970314151109" calcext:value-type="float">
            <text:p>-290.9703</text:p>
          </table:table-cell>
          <table:table-cell table:style-name="ce5"/>
          <table:table-cell table:style-name="ce14" table:formula="of:=[.C22]/2+127" office:value-type="float" office:value="97.3785150263161" calcext:value-type="float">
            <text:p>97</text:p>
          </table:table-cell>
          <table:table-cell table:style-name="ce14" table:formula="of:=[.H22]/2+128" office:value-type="float" office:value="83.5677725394742" calcext:value-type="float">
            <text:p>84</text:p>
          </table:table-cell>
          <table:table-cell table:formula="of:=[.M22]+([.$A$3]/2)" office:value-type="float" office:value="254.151105872808" calcext:value-type="float">
            <text:p>254</text:p>
          </table:table-cell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116.685872231274" calcext:value-type="float">
            <text:p>-116.6859</text:p>
          </table:table-cell>
          <table:table-cell table:style-name="ce5" table:formula="of:=[.$A$3]*SIN(RADIANS([.B23]-120))" office:value-type="float" office:value="335.983578402665" calcext:value-type="float">
            <text:p>335.9836</text:p>
          </table:table-cell>
          <table:table-cell table:style-name="ce5" table:formula="of:=[.$A$3]*SIN(RADIANS([.B23]+120))" office:value-type="float" office:value="-219.297706171391" calcext:value-type="float">
            <text:p>-219.2977</text:p>
          </table:table-cell>
          <table:table-cell table:style-name="ce5"/>
          <table:table-cell table:style-name="ce9" table:formula="of:=(MIN([.C23];[.D23];[.E23])+MAX([.C23];[.D23];[.E23]))/2" office:value-type="float" office:value="58.3429361156369" calcext:value-type="float">
            <text:p>58.3429</text:p>
          </table:table-cell>
          <table:table-cell table:style-name="ce5" table:formula="of:=[.C23]-[.G23]" office:value-type="float" office:value="-175.028808346911" calcext:value-type="float">
            <text:p>-175.0288</text:p>
          </table:table-cell>
          <table:table-cell table:style-name="ce5" table:formula="of:=[.D23]-[.G23]" office:value-type="float" office:value="277.640642287028" calcext:value-type="float">
            <text:p>277.6406</text:p>
          </table:table-cell>
          <table:table-cell table:style-name="ce5" table:formula="of:=[.E23]-[.G23]" office:value-type="float" office:value="-277.640642287028" calcext:value-type="float">
            <text:p>-277.6406</text:p>
          </table:table-cell>
          <table:table-cell table:style-name="ce5"/>
          <table:table-cell table:style-name="ce14" table:formula="of:=[.C23]/2+127" office:value-type="float" office:value="68.657063884363" calcext:value-type="float">
            <text:p>69</text:p>
          </table:table-cell>
          <table:table-cell table:style-name="ce14" table:formula="of:=[.H23]/2+128" office:value-type="float" office:value="40.4855958265445" calcext:value-type="float">
            <text:p>40</text:p>
          </table:table-cell>
          <table:table-cell table:formula="of:=[.M23]+([.$A$3]/2)" office:value-type="float" office:value="211.068929159878" calcext:value-type="float">
            <text:p>211</text:p>
          </table:table-cell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70.583333333333" calcext:value-type="float">
            <text:p>-170.5833</text:p>
          </table:table-cell>
          <table:table-cell table:style-name="ce5" table:formula="of:=[.$A$3]*SIN(RADIANS([.B24]-120))" office:value-type="float" office:value="341.166666666667" calcext:value-type="float">
            <text:p>341.1667</text:p>
          </table:table-cell>
          <table:table-cell table:style-name="ce5" table:formula="of:=[.$A$3]*SIN(RADIANS([.B24]+120))" office:value-type="float" office:value="-170.583333333333" calcext:value-type="float">
            <text:p>-170.5833</text:p>
          </table:table-cell>
          <table:table-cell table:style-name="ce5"/>
          <table:table-cell table:style-name="ce9" table:formula="of:=(MIN([.C24];[.D24];[.E24])+MAX([.C24];[.D24];[.E24]))/2" office:value-type="float" office:value="85.2916666666666" calcext:value-type="float">
            <text:p>85.2917</text:p>
          </table:table-cell>
          <table:table-cell table:style-name="ce5" table:formula="of:=[.C24]-[.G24]" office:value-type="float" office:value="-255.875" calcext:value-type="float">
            <text:p>-255.8750</text:p>
          </table:table-cell>
          <table:table-cell table:style-name="ce5" table:formula="of:=[.D24]-[.G24]" office:value-type="float" office:value="255.875" calcext:value-type="float">
            <text:p>255.8750</text:p>
          </table:table-cell>
          <table:table-cell table:style-name="ce5" table:formula="of:=[.E24]-[.G24]" office:value-type="float" office:value="-255.875" calcext:value-type="float">
            <text:p>-255.8750</text:p>
          </table:table-cell>
          <table:table-cell table:style-name="ce5"/>
          <table:table-cell table:style-name="ce14" table:formula="of:=[.C24]/2+127" office:value-type="float" office:value="41.7083333333333" calcext:value-type="float">
            <text:p>42</text:p>
          </table:table-cell>
          <table:table-cell table:style-name="ce14" table:formula="of:=[.H24]/2+128" office:value-type="float" office:value="0.0625000000000142" calcext:value-type="float">
            <text:p>0</text:p>
          </table:table-cell>
          <table:table-cell table:formula="of:=[.M24]+([.$A$3]/2)" office:value-type="float" office:value="170.645833333333" calcext:value-type="float">
            <text:p>171</text:p>
          </table:table-cell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219.297706171391" calcext:value-type="float">
            <text:p>-219.2977</text:p>
          </table:table-cell>
          <table:table-cell table:style-name="ce5" table:formula="of:=[.$A$3]*SIN(RADIANS([.B25]-120))" office:value-type="float" office:value="335.983578402665" calcext:value-type="float">
            <text:p>335.9836</text:p>
          </table:table-cell>
          <table:table-cell table:style-name="ce5" table:formula="of:=[.$A$3]*SIN(RADIANS([.B25]+120))" office:value-type="float" office:value="-116.685872231274" calcext:value-type="float">
            <text:p>-116.6859</text:p>
          </table:table-cell>
          <table:table-cell table:style-name="ce5"/>
          <table:table-cell table:style-name="ce9" table:formula="of:=(MIN([.C25];[.D25];[.E25])+MAX([.C25];[.D25];[.E25]))/2" office:value-type="float" office:value="58.342936115637" calcext:value-type="float">
            <text:p>58.3429</text:p>
          </table:table-cell>
          <table:table-cell table:style-name="ce5" table:formula="of:=[.C25]-[.G25]" office:value-type="float" office:value="-277.640642287028" calcext:value-type="float">
            <text:p>-277.6406</text:p>
          </table:table-cell>
          <table:table-cell table:style-name="ce5" table:formula="of:=[.D25]-[.G25]" office:value-type="float" office:value="277.640642287028" calcext:value-type="float">
            <text:p>277.6406</text:p>
          </table:table-cell>
          <table:table-cell table:style-name="ce5" table:formula="of:=[.E25]-[.G25]" office:value-type="float" office:value="-175.028808346911" calcext:value-type="float">
            <text:p>-175.0288</text:p>
          </table:table-cell>
          <table:table-cell table:style-name="ce5"/>
          <table:table-cell table:style-name="ce14" table:formula="of:=[.C25]/2+127" office:value-type="float" office:value="17.3511469143045" calcext:value-type="float">
            <text:p>17</text:p>
          </table:table-cell>
          <table:table-cell table:style-name="ce14" table:formula="of:=[.H25]/2+128" office:value-type="float" office:value="-10.820321143514" calcext:value-type="float">
            <text:p>-11</text:p>
          </table:table-cell>
          <table:table-cell table:formula="of:=[.M25]+([.$A$3]/2)" office:value-type="float" office:value="159.763012189819" calcext:value-type="float">
            <text:p>160</text:p>
          </table:table-cell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261.348829177425" calcext:value-type="float">
            <text:p>-261.3488</text:p>
          </table:table-cell>
          <table:table-cell table:style-name="ce5" table:formula="of:=[.$A$3]*SIN(RADIANS([.B26]-120))" office:value-type="float" office:value="320.591799124792" calcext:value-type="float">
            <text:p>320.5918</text:p>
          </table:table-cell>
          <table:table-cell table:style-name="ce5" table:formula="of:=[.$A$3]*SIN(RADIANS([.B26]+120))" office:value-type="float" office:value="-59.2429699473678" calcext:value-type="float">
            <text:p>-59.2430</text:p>
          </table:table-cell>
          <table:table-cell table:style-name="ce5"/>
          <table:table-cell table:style-name="ce9" table:formula="of:=(MIN([.C26];[.D26];[.E26])+MAX([.C26];[.D26];[.E26]))/2" office:value-type="float" office:value="29.6214849736839" calcext:value-type="float">
            <text:p>29.6215</text:p>
          </table:table-cell>
          <table:table-cell table:style-name="ce5" table:formula="of:=[.C26]-[.G26]" office:value-type="float" office:value="-290.970314151109" calcext:value-type="float">
            <text:p>-290.9703</text:p>
          </table:table-cell>
          <table:table-cell table:style-name="ce5" table:formula="of:=[.D26]-[.G26]" office:value-type="float" office:value="290.970314151109" calcext:value-type="float">
            <text:p>290.9703</text:p>
          </table:table-cell>
          <table:table-cell table:style-name="ce5" table:formula="of:=[.E26]-[.G26]" office:value-type="float" office:value="-88.8644549210516" calcext:value-type="float">
            <text:p>-88.8645</text:p>
          </table:table-cell>
          <table:table-cell table:style-name="ce5"/>
          <table:table-cell table:style-name="ce14" table:formula="of:=[.C26]/2+127" office:value-type="float" office:value="-3.67441458871232" calcext:value-type="float">
            <text:p>-4</text:p>
          </table:table-cell>
          <table:table-cell table:style-name="ce14" table:formula="of:=[.H26]/2+128" office:value-type="float" office:value="-17.4851570755543" calcext:value-type="float">
            <text:p>-17</text:p>
          </table:table-cell>
          <table:table-cell table:formula="of:=[.M26]+([.$A$3]/2)" office:value-type="float" office:value="153.098176257779" calcext:value-type="float">
            <text:p>153</text:p>
          </table:table-cell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295.459000257791" calcext:value-type="float">
            <text:p>-295.4590</text:p>
          </table:table-cell>
          <table:table-cell table:style-name="ce5" table:formula="of:=[.$A$3]*SIN(RADIANS([.B27]-120))" office:value-type="float" office:value="295.459000257791" calcext:value-type="float">
            <text:p>295.4590</text:p>
          </table:table-cell>
          <table:table-cell table:style-name="ce5" table:formula="of:=[.$A$3]*SIN(RADIANS([.B27]+120))" office:value-type="float" office:value="-0.0000000000000835617332618211" calcext:value-type="float">
            <text:p>0.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.0000</text:p>
          </table:table-cell>
          <table:table-cell table:style-name="ce5" table:formula="of:=[.C27]-[.G27]" office:value-type="float" office:value="-295.459000257791" calcext:value-type="float">
            <text:p>-295.4590</text:p>
          </table:table-cell>
          <table:table-cell table:style-name="ce5" table:formula="of:=[.D27]-[.G27]" office:value-type="float" office:value="295.459000257791" calcext:value-type="float">
            <text:p>295.4590</text:p>
          </table:table-cell>
          <table:table-cell table:style-name="ce5" table:formula="of:=[.E27]-[.G27]" office:value-type="float" office:value="-0.0000000000000835617332618211" calcext:value-type="float">
            <text:p>0.0000</text:p>
          </table:table-cell>
          <table:table-cell table:style-name="ce5"/>
          <table:table-cell table:style-name="ce14" table:formula="of:=[.C27]/2+127" office:value-type="float" office:value="-20.7295001288955" calcext:value-type="float">
            <text:p>-21</text:p>
          </table:table-cell>
          <table:table-cell table:style-name="ce14" table:formula="of:=[.H27]/2+128" office:value-type="float" office:value="-19.7295001288955" calcext:value-type="float">
            <text:p>-20</text:p>
          </table:table-cell>
          <table:table-cell table:formula="of:=[.M27]+([.$A$3]/2)" office:value-type="float" office:value="150.853833204438" calcext:value-type="float">
            <text:p>151</text:p>
          </table:table-cell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320.591799124792" calcext:value-type="float">
            <text:p>-320.5918</text:p>
          </table:table-cell>
          <table:table-cell table:style-name="ce5" table:formula="of:=[.$A$3]*SIN(RADIANS([.B28]-120))" office:value-type="float" office:value="261.348829177425" calcext:value-type="float">
            <text:p>261.3488</text:p>
          </table:table-cell>
          <table:table-cell table:style-name="ce5" table:formula="of:=[.$A$3]*SIN(RADIANS([.B28]+120))" office:value-type="float" office:value="59.2429699473676" calcext:value-type="float">
            <text:p>59.2430</text:p>
          </table:table-cell>
          <table:table-cell table:style-name="ce5"/>
          <table:table-cell table:style-name="ce9" table:formula="of:=(MIN([.C28];[.D28];[.E28])+MAX([.C28];[.D28];[.E28]))/2" office:value-type="float" office:value="-29.6214849736839" calcext:value-type="float">
            <text:p>-29.6215</text:p>
          </table:table-cell>
          <table:table-cell table:style-name="ce5" table:formula="of:=[.C28]-[.G28]" office:value-type="float" office:value="-290.970314151109" calcext:value-type="float">
            <text:p>-290.9703</text:p>
          </table:table-cell>
          <table:table-cell table:style-name="ce5" table:formula="of:=[.D28]-[.G28]" office:value-type="float" office:value="290.970314151109" calcext:value-type="float">
            <text:p>290.9703</text:p>
          </table:table-cell>
          <table:table-cell table:style-name="ce5" table:formula="of:=[.E28]-[.G28]" office:value-type="float" office:value="88.8644549210514" calcext:value-type="float">
            <text:p>88.8645</text:p>
          </table:table-cell>
          <table:table-cell table:style-name="ce5"/>
          <table:table-cell table:style-name="ce14" table:formula="of:=[.C28]/2+127" office:value-type="float" office:value="-33.2958995623962" calcext:value-type="float">
            <text:p>-33</text:p>
          </table:table-cell>
          <table:table-cell table:style-name="ce14" table:formula="of:=[.H28]/2+128" office:value-type="float" office:value="-17.4851570755543" calcext:value-type="float">
            <text:p>-17</text:p>
          </table:table-cell>
          <table:table-cell table:formula="of:=[.M28]+([.$A$3]/2)" office:value-type="float" office:value="153.098176257779" calcext:value-type="float">
            <text:p>153</text:p>
          </table:table-cell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335.983578402665" calcext:value-type="float">
            <text:p>-335.9836</text:p>
          </table:table-cell>
          <table:table-cell table:style-name="ce5" table:formula="of:=[.$A$3]*SIN(RADIANS([.B29]-120))" office:value-type="float" office:value="219.297706171391" calcext:value-type="float">
            <text:p>219.2977</text:p>
          </table:table-cell>
          <table:table-cell table:style-name="ce5" table:formula="of:=[.$A$3]*SIN(RADIANS([.B29]+120))" office:value-type="float" office:value="116.685872231274" calcext:value-type="float">
            <text:p>116.6859</text:p>
          </table:table-cell>
          <table:table-cell table:style-name="ce5"/>
          <table:table-cell table:style-name="ce9" table:formula="of:=(MIN([.C29];[.D29];[.E29])+MAX([.C29];[.D29];[.E29]))/2" office:value-type="float" office:value="-58.342936115637" calcext:value-type="float">
            <text:p>-58.3429</text:p>
          </table:table-cell>
          <table:table-cell table:style-name="ce5" table:formula="of:=[.C29]-[.G29]" office:value-type="float" office:value="-277.640642287028" calcext:value-type="float">
            <text:p>-277.6406</text:p>
          </table:table-cell>
          <table:table-cell table:style-name="ce5" table:formula="of:=[.D29]-[.G29]" office:value-type="float" office:value="277.640642287028" calcext:value-type="float">
            <text:p>277.6406</text:p>
          </table:table-cell>
          <table:table-cell table:style-name="ce5" table:formula="of:=[.E29]-[.G29]" office:value-type="float" office:value="175.028808346911" calcext:value-type="float">
            <text:p>175.0288</text:p>
          </table:table-cell>
          <table:table-cell table:style-name="ce5"/>
          <table:table-cell table:style-name="ce14" table:formula="of:=[.C29]/2+127" office:value-type="float" office:value="-40.9917892013325" calcext:value-type="float">
            <text:p>-41</text:p>
          </table:table-cell>
          <table:table-cell table:style-name="ce14" table:formula="of:=[.H29]/2+128" office:value-type="float" office:value="-10.820321143514" calcext:value-type="float">
            <text:p>-11</text:p>
          </table:table-cell>
          <table:table-cell table:formula="of:=[.M29]+([.$A$3]/2)" office:value-type="float" office:value="159.763012189819" calcext:value-type="float">
            <text:p>160</text:p>
          </table:table-cell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341.166666666667" calcext:value-type="float">
            <text:p>-341.1667</text:p>
          </table:table-cell>
          <table:table-cell table:style-name="ce5" table:formula="of:=[.$A$3]*SIN(RADIANS([.B30]-120))" office:value-type="float" office:value="170.583333333333" calcext:value-type="float">
            <text:p>170.5833</text:p>
          </table:table-cell>
          <table:table-cell table:style-name="ce5" table:formula="of:=[.$A$3]*SIN(RADIANS([.B30]+120))" office:value-type="float" office:value="170.583333333333" calcext:value-type="float">
            <text:p>170.5833</text:p>
          </table:table-cell>
          <table:table-cell table:style-name="ce5"/>
          <table:table-cell table:style-name="ce9" table:formula="of:=(MIN([.C30];[.D30];[.E30])+MAX([.C30];[.D30];[.E30]))/2" office:value-type="float" office:value="-85.2916666666667" calcext:value-type="float">
            <text:p>-85.2917</text:p>
          </table:table-cell>
          <table:table-cell table:style-name="ce5" table:formula="of:=[.C30]-[.G30]" office:value-type="float" office:value="-255.875" calcext:value-type="float">
            <text:p>-255.8750</text:p>
          </table:table-cell>
          <table:table-cell table:style-name="ce5" table:formula="of:=[.D30]-[.G30]" office:value-type="float" office:value="255.875" calcext:value-type="float">
            <text:p>255.8750</text:p>
          </table:table-cell>
          <table:table-cell table:style-name="ce5" table:formula="of:=[.E30]-[.G30]" office:value-type="float" office:value="255.875" calcext:value-type="float">
            <text:p>255.8750</text:p>
          </table:table-cell>
          <table:table-cell table:style-name="ce5"/>
          <table:table-cell table:style-name="ce14" table:formula="of:=[.C30]/2+127" office:value-type="float" office:value="-43.5833333333333" calcext:value-type="float">
            <text:p>-44</text:p>
          </table:table-cell>
          <table:table-cell table:style-name="ce14" table:formula="of:=[.H30]/2+128" office:value-type="float" office:value="0.0625" calcext:value-type="float">
            <text:p>0</text:p>
          </table:table-cell>
          <table:table-cell table:formula="of:=[.M30]+([.$A$3]/2)" office:value-type="float" office:value="170.645833333333" calcext:value-type="float">
            <text:p>171</text:p>
          </table:table-cell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335.983578402665" calcext:value-type="float">
            <text:p>-335.9836</text:p>
          </table:table-cell>
          <table:table-cell table:style-name="ce5" table:formula="of:=[.$A$3]*SIN(RADIANS([.B31]-120))" office:value-type="float" office:value="116.685872231274" calcext:value-type="float">
            <text:p>116.6859</text:p>
          </table:table-cell>
          <table:table-cell table:style-name="ce5" table:formula="of:=[.$A$3]*SIN(RADIANS([.B31]+120))" office:value-type="float" office:value="219.297706171391" calcext:value-type="float">
            <text:p>219.2977</text:p>
          </table:table-cell>
          <table:table-cell table:style-name="ce5"/>
          <table:table-cell table:style-name="ce9" table:formula="of:=(MIN([.C31];[.D31];[.E31])+MAX([.C31];[.D31];[.E31]))/2" office:value-type="float" office:value="-58.342936115637" calcext:value-type="float">
            <text:p>-58.3429</text:p>
          </table:table-cell>
          <table:table-cell table:style-name="ce5" table:formula="of:=[.C31]-[.G31]" office:value-type="float" office:value="-277.640642287028" calcext:value-type="float">
            <text:p>-277.6406</text:p>
          </table:table-cell>
          <table:table-cell table:style-name="ce5" table:formula="of:=[.D31]-[.G31]" office:value-type="float" office:value="175.028808346911" calcext:value-type="float">
            <text:p>175.0288</text:p>
          </table:table-cell>
          <table:table-cell table:style-name="ce5" table:formula="of:=[.E31]-[.G31]" office:value-type="float" office:value="277.640642287028" calcext:value-type="float">
            <text:p>277.6406</text:p>
          </table:table-cell>
          <table:table-cell table:style-name="ce5"/>
          <table:table-cell table:style-name="ce14" table:formula="of:=[.C31]/2+127" office:value-type="float" office:value="-40.9917892013325" calcext:value-type="float">
            <text:p>-41</text:p>
          </table:table-cell>
          <table:table-cell table:style-name="ce14" table:formula="of:=[.H31]/2+128" office:value-type="float" office:value="-10.820321143514" calcext:value-type="float">
            <text:p>-11</text:p>
          </table:table-cell>
          <table:table-cell table:formula="of:=[.M31]+([.$A$3]/2)" office:value-type="float" office:value="159.763012189819" calcext:value-type="float">
            <text:p>160</text:p>
          </table:table-cell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320.591799124792" calcext:value-type="float">
            <text:p>-320.5918</text:p>
          </table:table-cell>
          <table:table-cell table:style-name="ce5" table:formula="of:=[.$A$3]*SIN(RADIANS([.B32]-120))" office:value-type="float" office:value="59.2429699473677" calcext:value-type="float">
            <text:p>59.2430</text:p>
          </table:table-cell>
          <table:table-cell table:style-name="ce5" table:formula="of:=[.$A$3]*SIN(RADIANS([.B32]+120))" office:value-type="float" office:value="261.348829177425" calcext:value-type="float">
            <text:p>261.3488</text:p>
          </table:table-cell>
          <table:table-cell table:style-name="ce5"/>
          <table:table-cell table:style-name="ce9" table:formula="of:=(MIN([.C32];[.D32];[.E32])+MAX([.C32];[.D32];[.E32]))/2" office:value-type="float" office:value="-29.6214849736839" calcext:value-type="float">
            <text:p>-29.6215</text:p>
          </table:table-cell>
          <table:table-cell table:style-name="ce5" table:formula="of:=[.C32]-[.G32]" office:value-type="float" office:value="-290.970314151108" calcext:value-type="float">
            <text:p>-290.9703</text:p>
          </table:table-cell>
          <table:table-cell table:style-name="ce5" table:formula="of:=[.D32]-[.G32]" office:value-type="float" office:value="88.8644549210516" calcext:value-type="float">
            <text:p>88.8645</text:p>
          </table:table-cell>
          <table:table-cell table:style-name="ce5" table:formula="of:=[.E32]-[.G32]" office:value-type="float" office:value="290.970314151108" calcext:value-type="float">
            <text:p>290.9703</text:p>
          </table:table-cell>
          <table:table-cell table:style-name="ce5"/>
          <table:table-cell table:style-name="ce14" table:formula="of:=[.C32]/2+127" office:value-type="float" office:value="-33.2958995623962" calcext:value-type="float">
            <text:p>-33</text:p>
          </table:table-cell>
          <table:table-cell table:style-name="ce14" table:formula="of:=[.H32]/2+128" office:value-type="float" office:value="-17.4851570755542" calcext:value-type="float">
            <text:p>-17</text:p>
          </table:table-cell>
          <table:table-cell table:formula="of:=[.M32]+([.$A$3]/2)" office:value-type="float" office:value="153.098176257779" calcext:value-type="float">
            <text:p>153</text:p>
          </table:table-cell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295.459000257791" calcext:value-type="float">
            <text:p>-295.4590</text:p>
          </table:table-cell>
          <table:table-cell table:style-name="ce5" table:formula="of:=[.$A$3]*SIN(RADIANS([.B33]-120))" office:value-type="float" office:value="0.0000000000000417808666309105" calcext:value-type="float">
            <text:p>0.0000</text:p>
          </table:table-cell>
          <table:table-cell table:style-name="ce5" table:formula="of:=[.$A$3]*SIN(RADIANS([.B33]+120))" office:value-type="float" office:value="295.459000257791" calcext:value-type="float">
            <text:p>295.4590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.0000</text:p>
          </table:table-cell>
          <table:table-cell table:style-name="ce5" table:formula="of:=[.C33]-[.G33]" office:value-type="float" office:value="-295.459000257791" calcext:value-type="float">
            <text:p>-295.4590</text:p>
          </table:table-cell>
          <table:table-cell table:style-name="ce5" table:formula="of:=[.D33]-[.G33]" office:value-type="float" office:value="0.0000000000000417808666309105" calcext:value-type="float">
            <text:p>0.0000</text:p>
          </table:table-cell>
          <table:table-cell table:style-name="ce5" table:formula="of:=[.E33]-[.G33]" office:value-type="float" office:value="295.459000257791" calcext:value-type="float">
            <text:p>295.4590</text:p>
          </table:table-cell>
          <table:table-cell table:style-name="ce5"/>
          <table:table-cell table:style-name="ce14" table:formula="of:=[.C33]/2+127" office:value-type="float" office:value="-20.7295001288955" calcext:value-type="float">
            <text:p>-21</text:p>
          </table:table-cell>
          <table:table-cell table:style-name="ce14" table:formula="of:=[.H33]/2+128" office:value-type="float" office:value="-19.7295001288955" calcext:value-type="float">
            <text:p>-20</text:p>
          </table:table-cell>
          <table:table-cell table:formula="of:=[.M33]+([.$A$3]/2)" office:value-type="float" office:value="150.853833204438" calcext:value-type="float">
            <text:p>151</text:p>
          </table:table-cell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261.348829177425" calcext:value-type="float">
            <text:p>-261.3488</text:p>
          </table:table-cell>
          <table:table-cell table:style-name="ce5" table:formula="of:=[.$A$3]*SIN(RADIANS([.B34]-120))" office:value-type="float" office:value="-59.2429699473678" calcext:value-type="float">
            <text:p>-59.2430</text:p>
          </table:table-cell>
          <table:table-cell table:style-name="ce5" table:formula="of:=[.$A$3]*SIN(RADIANS([.B34]+120))" office:value-type="float" office:value="320.591799124792" calcext:value-type="float">
            <text:p>320.5918</text:p>
          </table:table-cell>
          <table:table-cell table:style-name="ce5"/>
          <table:table-cell table:style-name="ce9" table:formula="of:=(MIN([.C34];[.D34];[.E34])+MAX([.C34];[.D34];[.E34]))/2" office:value-type="float" office:value="29.6214849736839" calcext:value-type="float">
            <text:p>29.6215</text:p>
          </table:table-cell>
          <table:table-cell table:style-name="ce5" table:formula="of:=[.C34]-[.G34]" office:value-type="float" office:value="-290.970314151109" calcext:value-type="float">
            <text:p>-290.9703</text:p>
          </table:table-cell>
          <table:table-cell table:style-name="ce5" table:formula="of:=[.D34]-[.G34]" office:value-type="float" office:value="-88.8644549210516" calcext:value-type="float">
            <text:p>-88.8645</text:p>
          </table:table-cell>
          <table:table-cell table:style-name="ce5" table:formula="of:=[.E34]-[.G34]" office:value-type="float" office:value="290.970314151109" calcext:value-type="float">
            <text:p>290.9703</text:p>
          </table:table-cell>
          <table:table-cell table:style-name="ce5"/>
          <table:table-cell table:style-name="ce14" table:formula="of:=[.C34]/2+127" office:value-type="float" office:value="-3.67441458871235" calcext:value-type="float">
            <text:p>-4</text:p>
          </table:table-cell>
          <table:table-cell table:style-name="ce14" table:formula="of:=[.H34]/2+128" office:value-type="float" office:value="-17.4851570755543" calcext:value-type="float">
            <text:p>-17</text:p>
          </table:table-cell>
          <table:table-cell table:formula="of:=[.M34]+([.$A$3]/2)" office:value-type="float" office:value="153.098176257779" calcext:value-type="float">
            <text:p>153</text:p>
          </table:table-cell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219.297706171391" calcext:value-type="float">
            <text:p>-219.2977</text:p>
          </table:table-cell>
          <table:table-cell table:style-name="ce5" table:formula="of:=[.$A$3]*SIN(RADIANS([.B35]-120))" office:value-type="float" office:value="-116.685872231274" calcext:value-type="float">
            <text:p>-116.6859</text:p>
          </table:table-cell>
          <table:table-cell table:style-name="ce5" table:formula="of:=[.$A$3]*SIN(RADIANS([.B35]+120))" office:value-type="float" office:value="335.983578402665" calcext:value-type="float">
            <text:p>335.9836</text:p>
          </table:table-cell>
          <table:table-cell table:style-name="ce5"/>
          <table:table-cell table:style-name="ce9" table:formula="of:=(MIN([.C35];[.D35];[.E35])+MAX([.C35];[.D35];[.E35]))/2" office:value-type="float" office:value="58.3429361156369" calcext:value-type="float">
            <text:p>58.3429</text:p>
          </table:table-cell>
          <table:table-cell table:style-name="ce5" table:formula="of:=[.C35]-[.G35]" office:value-type="float" office:value="-277.640642287028" calcext:value-type="float">
            <text:p>-277.6406</text:p>
          </table:table-cell>
          <table:table-cell table:style-name="ce5" table:formula="of:=[.D35]-[.G35]" office:value-type="float" office:value="-175.028808346911" calcext:value-type="float">
            <text:p>-175.0288</text:p>
          </table:table-cell>
          <table:table-cell table:style-name="ce5" table:formula="of:=[.E35]-[.G35]" office:value-type="float" office:value="277.640642287028" calcext:value-type="float">
            <text:p>277.6406</text:p>
          </table:table-cell>
          <table:table-cell table:style-name="ce5"/>
          <table:table-cell table:style-name="ce14" table:formula="of:=[.C35]/2+127" office:value-type="float" office:value="17.3511469143045" calcext:value-type="float">
            <text:p>17</text:p>
          </table:table-cell>
          <table:table-cell table:style-name="ce14" table:formula="of:=[.H35]/2+128" office:value-type="float" office:value="-10.820321143514" calcext:value-type="float">
            <text:p>-11</text:p>
          </table:table-cell>
          <table:table-cell table:formula="of:=[.M35]+([.$A$3]/2)" office:value-type="float" office:value="159.763012189819" calcext:value-type="float">
            <text:p>160</text:p>
          </table:table-cell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70.583333333333" calcext:value-type="float">
            <text:p>-170.5833</text:p>
          </table:table-cell>
          <table:table-cell table:style-name="ce5" table:formula="of:=[.$A$3]*SIN(RADIANS([.B36]-120))" office:value-type="float" office:value="-170.583333333333" calcext:value-type="float">
            <text:p>-170.5833</text:p>
          </table:table-cell>
          <table:table-cell table:style-name="ce5" table:formula="of:=[.$A$3]*SIN(RADIANS([.B36]+120))" office:value-type="float" office:value="341.166666666667" calcext:value-type="float">
            <text:p>341.1667</text:p>
          </table:table-cell>
          <table:table-cell table:style-name="ce5"/>
          <table:table-cell table:style-name="ce9" table:formula="of:=(MIN([.C36];[.D36];[.E36])+MAX([.C36];[.D36];[.E36]))/2" office:value-type="float" office:value="85.2916666666666" calcext:value-type="float">
            <text:p>85.2917</text:p>
          </table:table-cell>
          <table:table-cell table:style-name="ce5" table:formula="of:=[.C36]-[.G36]" office:value-type="float" office:value="-255.875" calcext:value-type="float">
            <text:p>-255.8750</text:p>
          </table:table-cell>
          <table:table-cell table:style-name="ce5" table:formula="of:=[.D36]-[.G36]" office:value-type="float" office:value="-255.875" calcext:value-type="float">
            <text:p>-255.8750</text:p>
          </table:table-cell>
          <table:table-cell table:style-name="ce5" table:formula="of:=[.E36]-[.G36]" office:value-type="float" office:value="255.875" calcext:value-type="float">
            <text:p>255.8750</text:p>
          </table:table-cell>
          <table:table-cell table:style-name="ce5"/>
          <table:table-cell table:style-name="ce14" table:formula="of:=[.C36]/2+127" office:value-type="float" office:value="41.7083333333333" calcext:value-type="float">
            <text:p>42</text:p>
          </table:table-cell>
          <table:table-cell table:style-name="ce14" table:formula="of:=[.H36]/2+128" office:value-type="float" office:value="0.0624999999999574" calcext:value-type="float">
            <text:p>0</text:p>
          </table:table-cell>
          <table:table-cell table:formula="of:=[.M36]+([.$A$3]/2)" office:value-type="float" office:value="170.645833333333" calcext:value-type="float">
            <text:p>171</text:p>
          </table:table-cell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116.685872231274" calcext:value-type="float">
            <text:p>-116.6859</text:p>
          </table:table-cell>
          <table:table-cell table:style-name="ce5" table:formula="of:=[.$A$3]*SIN(RADIANS([.B37]-120))" office:value-type="float" office:value="-219.297706171391" calcext:value-type="float">
            <text:p>-219.2977</text:p>
          </table:table-cell>
          <table:table-cell table:style-name="ce5" table:formula="of:=[.$A$3]*SIN(RADIANS([.B37]+120))" office:value-type="float" office:value="335.983578402665" calcext:value-type="float">
            <text:p>335.9836</text:p>
          </table:table-cell>
          <table:table-cell table:style-name="ce5"/>
          <table:table-cell table:style-name="ce9" table:formula="of:=(MIN([.C37];[.D37];[.E37])+MAX([.C37];[.D37];[.E37]))/2" office:value-type="float" office:value="58.342936115637" calcext:value-type="float">
            <text:p>58.3429</text:p>
          </table:table-cell>
          <table:table-cell table:style-name="ce5" table:formula="of:=[.C37]-[.G37]" office:value-type="float" office:value="-175.028808346911" calcext:value-type="float">
            <text:p>-175.0288</text:p>
          </table:table-cell>
          <table:table-cell table:style-name="ce5" table:formula="of:=[.D37]-[.G37]" office:value-type="float" office:value="-277.640642287028" calcext:value-type="float">
            <text:p>-277.6406</text:p>
          </table:table-cell>
          <table:table-cell table:style-name="ce5" table:formula="of:=[.E37]-[.G37]" office:value-type="float" office:value="277.640642287028" calcext:value-type="float">
            <text:p>277.6406</text:p>
          </table:table-cell>
          <table:table-cell table:style-name="ce5"/>
          <table:table-cell table:style-name="ce14" table:formula="of:=[.C37]/2+127" office:value-type="float" office:value="68.657063884363" calcext:value-type="float">
            <text:p>69</text:p>
          </table:table-cell>
          <table:table-cell table:style-name="ce14" table:formula="of:=[.H37]/2+128" office:value-type="float" office:value="40.4855958265445" calcext:value-type="float">
            <text:p>40</text:p>
          </table:table-cell>
          <table:table-cell table:formula="of:=[.M37]+([.$A$3]/2)" office:value-type="float" office:value="211.068929159878" calcext:value-type="float">
            <text:p>211</text:p>
          </table:table-cell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59.2429699473678" calcext:value-type="float">
            <text:p>-59.2430</text:p>
          </table:table-cell>
          <table:table-cell table:style-name="ce5" table:formula="of:=[.$A$3]*SIN(RADIANS([.B38]-120))" office:value-type="float" office:value="-261.348829177425" calcext:value-type="float">
            <text:p>-261.3488</text:p>
          </table:table-cell>
          <table:table-cell table:style-name="ce5" table:formula="of:=[.$A$3]*SIN(RADIANS([.B38]+120))" office:value-type="float" office:value="320.591799124793" calcext:value-type="float">
            <text:p>320.5918</text:p>
          </table:table-cell>
          <table:table-cell table:style-name="ce5"/>
          <table:table-cell table:style-name="ce9" table:formula="of:=(MIN([.C38];[.D38];[.E38])+MAX([.C38];[.D38];[.E38]))/2" office:value-type="float" office:value="29.6214849736839" calcext:value-type="float">
            <text:p>29.6215</text:p>
          </table:table-cell>
          <table:table-cell table:style-name="ce5" table:formula="of:=[.C38]-[.G38]" office:value-type="float" office:value="-88.8644549210517" calcext:value-type="float">
            <text:p>-88.8645</text:p>
          </table:table-cell>
          <table:table-cell table:style-name="ce5" table:formula="of:=[.D38]-[.G38]" office:value-type="float" office:value="-290.970314151109" calcext:value-type="float">
            <text:p>-290.9703</text:p>
          </table:table-cell>
          <table:table-cell table:style-name="ce5" table:formula="of:=[.E38]-[.G38]" office:value-type="float" office:value="290.970314151109" calcext:value-type="float">
            <text:p>290.9703</text:p>
          </table:table-cell>
          <table:table-cell table:style-name="ce5"/>
          <table:table-cell table:style-name="ce14" table:formula="of:=[.C38]/2+127" office:value-type="float" office:value="97.3785150263161" calcext:value-type="float">
            <text:p>97</text:p>
          </table:table-cell>
          <table:table-cell table:style-name="ce14" table:formula="of:=[.H38]/2+128" office:value-type="float" office:value="83.5677725394742" calcext:value-type="float">
            <text:p>84</text:p>
          </table:table-cell>
          <table:table-cell table:formula="of:=[.M38]+([.$A$3]/2)" office:value-type="float" office:value="254.151105872807" calcext:value-type="float">
            <text:p>254</text:p>
          </table:table-cell>
        </table:table-row>
        <table:table-row table:style-name="ro1">
          <table:table-cell/>
          <table:table-cell table:style-name="ce2" table:formula="of:=[.B38]+10" office:value-type="float" office:value="360" calcext:value-type="float">
            <text:p>360</text:p>
          </table:table-cell>
          <table:table-cell table:style-name="ce5" table:formula="of:=[.$A$3]*SIN(RADIANS([.B39]))" office:value-type="float" office:value="-0.0000000000000835617332618211" calcext:value-type="float">
            <text:p>0.0000</text:p>
          </table:table-cell>
          <table:table-cell table:style-name="ce5" table:formula="of:=[.$A$3]*SIN(RADIANS([.B39]-120))" office:value-type="float" office:value="-295.459000257791" calcext:value-type="float">
            <text:p>-295.4590</text:p>
          </table:table-cell>
          <table:table-cell table:style-name="ce5" table:formula="of:=[.$A$3]*SIN(RADIANS([.B39]+120))" office:value-type="float" office:value="295.459000257791" calcext:value-type="float">
            <text:p>295.4590</text:p>
          </table:table-cell>
          <table:table-cell table:style-name="ce5"/>
          <table:table-cell table:style-name="ce9" table:formula="of:=(MIN([.C39];[.D39];[.E39])+MAX([.C39];[.D39];[.E39]))/2" office:value-type="float" office:value="0" calcext:value-type="float">
            <text:p>0.0000</text:p>
          </table:table-cell>
          <table:table-cell table:style-name="ce5" table:formula="of:=[.C39]-[.G39]" office:value-type="float" office:value="-0.0000000000000835617332618211" calcext:value-type="float">
            <text:p>0.0000</text:p>
          </table:table-cell>
          <table:table-cell table:style-name="ce5" table:formula="of:=[.D39]-[.G39]" office:value-type="float" office:value="-295.459000257791" calcext:value-type="float">
            <text:p>-295.4590</text:p>
          </table:table-cell>
          <table:table-cell table:style-name="ce5" table:formula="of:=[.E39]-[.G39]" office:value-type="float" office:value="295.459000257791" calcext:value-type="float">
            <text:p>295.4590</text:p>
          </table:table-cell>
          <table:table-cell table:style-name="ce5"/>
          <table:table-cell table:style-name="ce14" table:formula="of:=[.C39]/2+127" office:value-type="float" office:value="127" calcext:value-type="float">
            <text:p>127</text:p>
          </table:table-cell>
          <table:table-cell table:style-name="ce14" table:formula="of:=[.H39]/2+128" office:value-type="float" office:value="128" calcext:value-type="float">
            <text:p>128</text:p>
          </table:table-cell>
          <table:table-cell table:formula="of:=[.M39]+([.$A$3]/2)" office:value-type="float" office:value="298.583333333333" calcext:value-type="float">
            <text:p>299</text:p>
          </table:table-cell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>
            <draw:frame table:end-cell-address="Sheet1.M87" table:end-x="0.926cm" table:end-y="0.445cm" draw:z-index="0" draw:style-name="gr1" draw:text-style-name="P1" svg:width="26.44cm" svg:height="16.326cm" svg:x="1.386cm" svg:y="0.377cm">
              <draw:object draw:notify-on-update-of-ranges="Sheet1.B3:Sheet1.B39 Sheet1.H2:Sheet1.H2 Sheet1.H3:Sheet1.H39 Sheet1.B3:Sheet1.B39 Sheet1.I2:Sheet1.I2 Sheet1.I3:Sheet1.I39 Sheet1.B3:Sheet1.B39 Sheet1.J2:Sheet1.J2 Sheet1.J3:Sheet1.J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/>
        </table:table-row>
        <table:table-row table:style-name="ro1" table:number-rows-repeated="10482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0" number:min-integer-digits="3"/>
    </number:number-style>
    <number:number-style style:name="N115">
      <number:number number:decimal-places="9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00:59:38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03-06T21:07:16.770000000</dc:date>
    <meta:editing-duration>PT22H53M</meta:editing-duration>
    <meta:editing-cycles>10</meta:editing-cycles>
    <meta:generator>LibreOffice/4.2.5.2$Windows_x86 LibreOffice_project/6ff819b65674ae6c83f3cbab9e4a4c2b292a7a94</meta:generator>
    <meta:document-statistic meta:table-count="2" meta:cell-count="42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41cm" svg:height="16.327cm" xlink:href=".." xlink:type="simple" chart:class="chart:scatter" chart:style-name="ch1">
        <chart:legend chart:legend-position="end" svg:x="23.446cm" svg:y="7.357cm" style:legend-expansion="high" chart:style-name="ch2"/>
        <chart:plot-area chart:style-name="ch3" table:cell-range-address="Sheet1.B3:Sheet1.B39 Sheet1.H2:Sheet1.J39" chart:data-source-has-labels="row" svg:x="0.978cm" svg:y="1.439cm" svg:width="21.412cm" svg:height="14.142cm">
          <chartooo:coordinate-region svg:x="1.928cm" svg:y="1.641cm" svg:width="20.174cm" svg:height="13.7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295.459000257791">
                <text:p>-295.459000257791</text:p>
                <draw:g>
                  <svg:desc>Sheet1.I3:Sheet1.I39</svg:desc>
                </draw:g>
              </table:table-cell>
              <table:table-cell office:value-type="float" office:value="295.459000257791">
                <text:p>295.459000257791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8.8644549210516">
                <text:p>88.8644549210516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290.970314151109">
                <text:p>290.97031415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5.028808346911">
                <text:p>175.028808346911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277.640642287028">
                <text:p>277.640642287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55.875">
                <text:p>255.875</text:p>
              </table:table-cell>
              <table:table-cell office:value-type="float" office:value="-255.875">
                <text:p>-255.875</text:p>
              </table:table-cell>
              <table:table-cell office:value-type="float" office:value="255.875">
                <text:p>255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175.028808346911">
                <text:p>175.028808346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88.8644549210516">
                <text:p>88.864454921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95.459000257791">
                <text:p>295.459000257791</text:p>
              </table:table-cell>
              <table:table-cell office:value-type="float" office:value="-295.459000257791">
                <text:p>-295.459000257791</text:p>
              </table:table-cell>
              <table:table-cell office:value-type="float" office:value="0.0000000000000417808666309105">
                <text:p>0.0000000000000417808666309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-88.8644549210516">
                <text:p>-88.8644549210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-175.028808346911">
                <text:p>-175.028808346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55.875">
                <text:p>255.875</text:p>
              </table:table-cell>
              <table:table-cell office:value-type="float" office:value="-255.875">
                <text:p>-255.875</text:p>
              </table:table-cell>
              <table:table-cell office:value-type="float" office:value="-255.875">
                <text:p>-255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-175.028808346911">
                <text:p>-175.028808346911</text:p>
              </table:table-cell>
              <table:table-cell office:value-type="float" office:value="-277.640642287028">
                <text:p>-277.640642287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-88.8644549210516">
                <text:p>-88.8644549210516</text:p>
              </table:table-cell>
              <table:table-cell office:value-type="float" office:value="-290.970314151109">
                <text:p>-290.970314151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95.459000257791">
                <text:p>295.459000257791</text:p>
              </table:table-cell>
              <table:table-cell office:value-type="float" office:value="0">
                <text:p>0</text:p>
              </table:table-cell>
              <table:table-cell office:value-type="float" office:value="-295.459000257791">
                <text:p>-295.459000257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88.8644549210516">
                <text:p>88.8644549210516</text:p>
              </table:table-cell>
              <table:table-cell office:value-type="float" office:value="-290.970314151109">
                <text:p>-290.970314151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175.028808346911">
                <text:p>175.028808346911</text:p>
              </table:table-cell>
              <table:table-cell office:value-type="float" office:value="-277.640642287028">
                <text:p>-277.640642287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55.875">
                <text:p>255.875</text:p>
              </table:table-cell>
              <table:table-cell office:value-type="float" office:value="255.875">
                <text:p>255.875</text:p>
              </table:table-cell>
              <table:table-cell office:value-type="float" office:value="-255.875">
                <text:p>-255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75.028808346911">
                <text:p>175.028808346911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-277.640642287028">
                <text:p>-277.640642287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8.8644549210516">
                <text:p>88.8644549210516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-290.970314151109">
                <text:p>-290.970314151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417808666309105">
                <text:p>0.0000000000000417808666309105</text:p>
              </table:table-cell>
              <table:table-cell office:value-type="float" office:value="295.459000257791">
                <text:p>295.459000257791</text:p>
              </table:table-cell>
              <table:table-cell office:value-type="float" office:value="-295.459000257791">
                <text:p>-295.459000257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88.8644549210516">
                <text:p>-88.8644549210516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-290.970314151109">
                <text:p>-290.970314151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75.028808346911">
                <text:p>-175.028808346911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-277.640642287028">
                <text:p>-277.640642287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255.875">
                <text:p>-255.875</text:p>
              </table:table-cell>
              <table:table-cell office:value-type="float" office:value="255.875">
                <text:p>255.875</text:p>
              </table:table-cell>
              <table:table-cell office:value-type="float" office:value="-255.875">
                <text:p>-255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-175.028808346911">
                <text:p>-175.028808346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-88.8644549210516">
                <text:p>-88.8644549210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295.459000257791">
                <text:p>-295.459000257791</text:p>
              </table:table-cell>
              <table:table-cell office:value-type="float" office:value="295.459000257791">
                <text:p>295.459000257791</text:p>
              </table:table-cell>
              <table:table-cell office:value-type="float" office:value="-0.0000000000000835617332618211">
                <text:p>-0.0000000000000835617332618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290.970314151109">
                <text:p>290.970314151109</text:p>
              </table:table-cell>
              <table:table-cell office:value-type="float" office:value="88.8644549210514">
                <text:p>88.8644549210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277.640642287028">
                <text:p>277.640642287028</text:p>
              </table:table-cell>
              <table:table-cell office:value-type="float" office:value="175.028808346911">
                <text:p>175.028808346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255.875">
                <text:p>-255.875</text:p>
              </table:table-cell>
              <table:table-cell office:value-type="float" office:value="255.875">
                <text:p>255.875</text:p>
              </table:table-cell>
              <table:table-cell office:value-type="float" office:value="255.875">
                <text:p>255.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175.028808346911">
                <text:p>175.028808346911</text:p>
              </table:table-cell>
              <table:table-cell office:value-type="float" office:value="277.640642287028">
                <text:p>277.640642287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290.970314151108">
                <text:p>-290.970314151108</text:p>
              </table:table-cell>
              <table:table-cell office:value-type="float" office:value="88.8644549210516">
                <text:p>88.8644549210516</text:p>
              </table:table-cell>
              <table:table-cell office:value-type="float" office:value="290.970314151108">
                <text:p>290.970314151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295.459000257791">
                <text:p>-295.459000257791</text:p>
              </table:table-cell>
              <table:table-cell office:value-type="float" office:value="0.0000000000000417808666309105">
                <text:p>0.0000000000000417808666309105</text:p>
              </table:table-cell>
              <table:table-cell office:value-type="float" office:value="295.459000257791">
                <text:p>295.459000257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-88.8644549210516">
                <text:p>-88.8644549210516</text:p>
              </table:table-cell>
              <table:table-cell office:value-type="float" office:value="290.970314151109">
                <text:p>290.970314151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-175.028808346911">
                <text:p>-175.028808346911</text:p>
              </table:table-cell>
              <table:table-cell office:value-type="float" office:value="277.640642287028">
                <text:p>277.640642287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255.875">
                <text:p>-255.875</text:p>
              </table:table-cell>
              <table:table-cell office:value-type="float" office:value="-255.875">
                <text:p>-255.875</text:p>
              </table:table-cell>
              <table:table-cell office:value-type="float" office:value="255.875">
                <text:p>255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75.028808346911">
                <text:p>-175.028808346911</text:p>
              </table:table-cell>
              <table:table-cell office:value-type="float" office:value="-277.640642287028">
                <text:p>-277.640642287028</text:p>
              </table:table-cell>
              <table:table-cell office:value-type="float" office:value="277.640642287028">
                <text:p>277.640642287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88.8644549210517">
                <text:p>-88.8644549210517</text:p>
              </table:table-cell>
              <table:table-cell office:value-type="float" office:value="-290.970314151109">
                <text:p>-290.970314151109</text:p>
              </table:table-cell>
              <table:table-cell office:value-type="float" office:value="290.970314151109">
                <text:p>290.970314151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-0.0000000000000835617332618211">
                <text:p>-0.0000000000000835617332618211</text:p>
              </table:table-cell>
              <table:table-cell office:value-type="float" office:value="-295.459000257791">
                <text:p>-295.459000257791</text:p>
              </table:table-cell>
              <table:table-cell office:value-type="float" office:value="295.459000257791">
                <text:p>295.459000257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